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 Condensed1" svg:font-family="'DejaVu Sans Condensed'" style:font-family-generic="swiss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Franklin Gothic Medium" fo:language="es" fo:country="ES"/>
    </style:style>
    <style:style style:name="P2" style:family="paragraph" style:parent-style-name="Standard" style:list-style-name="L1">
      <style:paragraph-properties fo:line-height="100%" fo:text-align="justify" style:justify-single-word="false"/>
      <style:text-properties style:font-name="Franklin Gothic Medium" fo:language="es" fo:country="ES"/>
    </style:style>
    <style:style style:name="P3" style:family="paragraph" style:parent-style-name="Standard" style:list-style-name="L2">
      <style:paragraph-properties fo:line-height="100%" fo:text-align="justify" style:justify-single-word="false"/>
      <style:text-properties style:font-name="Franklin Gothic Medium" fo:language="es" fo:country="ES"/>
    </style:style>
    <style:style style:name="P4" style:family="paragraph" style:parent-style-name="Standard">
      <style:paragraph-properties fo:line-height="150%" fo:text-align="justify" style:justify-single-word="false"/>
      <style:text-properties style:font-name="Franklin Gothic Medium" fo:language="es" fo:country="ES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Franklin Gothic Medium" fo:language="es" fo:country="ES"/>
    </style:style>
    <style:style style:name="P6" style:family="paragraph" style:parent-style-name="Standard">
      <style:paragraph-properties fo:text-align="justify" style:justify-single-word="false"/>
      <style:text-properties style:font-name="Franklin Gothic Medium" fo:font-size="20pt" fo:language="es" fo:country="ES" style:font-size-asian="20pt" style:font-size-complex="20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Franklin Gothic Medium" fo:font-size="10pt" fo:language="es" fo:country="ES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ff3333" style:font-name="Franklin Gothic Medium" fo:font-size="20pt" fo:language="es" fo:country="ES" style:font-size-asian="20pt" style:font-size-complex="20pt"/>
    </style:style>
    <style:style style:name="P9" style:family="paragraph" style:parent-style-name="Standard">
      <style:paragraph-properties fo:line-height="100%" fo:text-align="center" style:justify-single-word="false"/>
      <style:text-properties fo:color="#ff3333" style:font-name="Franklin Gothic Medium" fo:font-size="20pt" fo:language="es" fo:country="ES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color="#999999" style:font-name="Franklin Gothic Medium" fo:font-size="10pt" fo:language="es" fo:country="ES" style:font-size-asian="10pt" style:font-size-complex="10pt"/>
    </style:style>
    <style:style style:name="P11" style:family="paragraph" style:parent-style-name="Standard">
      <style:paragraph-properties fo:line-height="100%" fo:text-align="center" style:justify-single-word="false"/>
      <style:text-properties fo:color="#999999" style:font-name="Franklin Gothic Medium" fo:font-size="10pt" fo:language="es" fo:country="ES" style:font-size-asian="10pt" style:font-size-complex="10pt"/>
    </style:style>
    <style:style style:name="P12" style:family="paragraph" style:parent-style-name="Standard">
      <style:paragraph-properties fo:line-height="150%" fo:text-align="justify" style:justify-single-word="false"/>
      <style:text-properties fo:color="#0066cc" style:font-name="Calibri" fo:font-size="10pt" fo:language="es" fo:country="ES" style:font-size-asian="10pt" style:font-size-complex="10pt"/>
    </style:style>
    <style:style style:name="P13" style:family="paragraph" style:parent-style-name="Standard">
      <style:paragraph-properties fo:line-height="100%" fo:text-align="justify" style:justify-single-word="false"/>
      <style:text-properties fo:color="#0066cc" style:font-name="Calibri" fo:font-size="10pt" fo:language="es" fo:country="ES" style:font-size-asian="10pt" style:font-size-complex="10pt"/>
    </style:style>
    <style:style style:name="P14" style:family="paragraph" style:parent-style-name="Standard" style:list-style-name="L1">
      <style:paragraph-properties fo:line-height="100%" fo:text-align="justify" style:justify-single-word="false"/>
      <style:text-properties style:use-window-font-color="true" style:font-name="Franklin Gothic Medium" fo:font-size="12pt" fo:language="es" fo:country="ES" style:font-size-asian="12pt" style:font-size-complex="12pt"/>
    </style:style>
    <style:style style:name="T1" style:family="text">
      <style:text-properties fo:color="#0066cc" style:font-name="Calibri" fo:font-size="10pt" style:font-size-asian="10pt" style:font-size-complex="10pt"/>
    </style:style>
    <style:style style:name="T2" style:family="text">
      <style:text-properties fo:font-variant="small-caps" fo:color="#999999"/>
    </style:style>
    <style:style style:name="T3" style:family="text">
      <style:text-properties fo:color="#ff3333" style:font-name="Century Schoolbook L" fo:font-size="9pt" fo:font-style="italic" style:font-size-asian="9pt" style:font-style-asian="italic" style:font-size-complex="9pt" style:font-style-complex="itali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elebración del Viernes Santo</text:p>
      <text:p text:style-name="P10">Adoración de la Cruz</text:p>
      <text:p text:style-name="P6"/>
      <text:list xml:id="list6606213838466913019" text:style-name="L1">
        <text:list-item>
          <text:p text:style-name="P5">Monición ambiental</text:p>
        </text:list-item>
        <text:list-item>
          <text:p text:style-name="P2">Canto de entrada</text:p>
        </text:list-item>
      </text:list>
      <text:p text:style-name="P1"><text:tab/><text:span text:style-name="T1">Revisar la relación de cantos propuestos como guía.</text:span></text:p>
      <text:p text:style-name="P1"><text:span text:style-name="T1"/></text:p>
      <text:list xml:id="list1510978161" text:continue-numbering="true" text:style-name="L1">
        <text:list-item>
          <text:p text:style-name="P2">Saludo del Presidente</text:p>
        </text:list-item>
      </text:list>
      <text:p text:style-name="P13"><text:tab/>En caso de que este un presbítero presente, en su defecto una oración dirigida por el responsable del equipo.</text:p>
      <text:p text:style-name="P12"/>
      <text:list xml:id="list1673924050" text:continue-numbering="true" text:style-name="L1">
        <text:list-item>
          <text:p text:style-name="P2">Invocación al Espíritu Santo</text:p>
        </text:list-item>
      </text:list>
      <text:p text:style-name="P1"><text:tab/><text:span text:style-name="T1">Cantar el canto de la Invocación al Espíritu santo o en su decento recitarlo.<text:tab/><text:tab/></text:span><text:span text:style-name="T3">(Oh Señor envía tu espíritu...)</text:span></text:p>
      <text:p text:style-name="P4"><text:span text:style-name="T1"/></text:p>
      <text:list xml:id="list312809671" text:continue-numbering="true" text:style-name="L1">
        <text:list-item>
          <text:p text:style-name="P5">Celebración de la palabra</text:p>
        </text:list-item>
      </text:list>
      <text:p text:style-name="P7"><text:tab/><text:span text:style-name="T2">Primera Lectura:</text:span></text:p>
      <text:p text:style-name="P1"><text:tab/>Monición</text:p>
      <text:p text:style-name="P1"><text:tab/>Isaías 52, 13 – 15. 53, 1 - 12</text:p>
      <text:p text:style-name="P1"><text:tab/>Canto</text:p>
      <text:p text:style-name="P7"><text:tab/><text:span text:style-name="T2">Segunda Lectura:</text:span></text:p>
      <text:p text:style-name="P1"><text:tab/>Monición</text:p>
      <text:p text:style-name="P1"><text:tab/>Hebreos 4, 14 – 16. 5, 7 - 9</text:p>
      <text:p text:style-name="P1"><text:tab/>Canto</text:p>
      <text:p text:style-name="P7"><text:tab/><text:span text:style-name="T2">Tercera Lectura:</text:span></text:p>
      <text:p text:style-name="P1"><text:tab/>Monición</text:p>
      <text:p text:style-name="P1"><text:tab/>Juan 18, 1 – 40. 19, 1 - 42</text:p>
      <text:p text:style-name="P1"><text:tab/>Canto</text:p>
      <text:p text:style-name="P4"/>
      <text:list xml:id="list915372302" text:continue-numbering="true" text:style-name="L1">
        <text:list-item>
          <text:p text:style-name="P5">Ecos de la palabra</text:p>
        </text:list-item>
        <text:list-item>
          <text:p text:style-name="P2">Homilía del presidente</text:p>
        </text:list-item>
      </text:list>
      <text:p text:style-name="P1"><text:tab/><text:span text:style-name="T1">En caso de que este presente un presbítero, en su defecto la colecta de los ecos echa por el responsable.</text:span></text:p>
      <text:p text:style-name="P4"><text:span text:style-name="T1"/></text:p>
      <text:list xml:id="list1705361311" text:continue-numbering="true" text:style-name="L1">
        <text:list-item>
          <text:p text:style-name="P14">Oración de los fieles</text:p>
        </text:list-item>
      </text:list>
      <text:p text:style-name="P13"><text:tab/>Tomadas del oficio de la iglesia.</text:p>
      <text:p text:style-name="P12"/>
      <text:list xml:id="list833439235" text:continue-numbering="true" text:style-name="L1">
        <text:list-item>
          <text:p text:style-name="P2">Adoración de la Cruz</text:p>
        </text:list-item>
      </text:list>
      <text:p text:style-name="P1"><text:tab/><text:span text:style-name="T1">Se retira el ambon y el florero y se coloca la cruz en el centro de la asamblea en el piso sobre un almuadon o sobre una <text:tab/>mesa pequeña de tal manera que se arrodillen el responsable inicia el rito besando la cruz.</text:span></text:p>
      <text:p text:style-name="P4"><text:span text:style-name="T1"/></text:p>
      <text:list xml:id="list1610416006" text:continue-numbering="true" text:style-name="L1">
        <text:list-item>
          <text:p text:style-name="P5">Proclamación del Ayuno Pascual</text:p>
        </text:list-item>
        <text:list-item>
          <text:p text:style-name="P5">Bendición final</text:p>
        </text:list-item>
      </text:list>
      <text:p text:style-name="P4"/>
      <text:p text:style-name="P4"/>
      <text:p text:style-name="P4"/>
      <text:p text:style-name="P4"/>
      <text:p text:style-name="P9"><text:soft-page-break/>Relación de cantos Viernes Santo</text:p>
      <text:p text:style-name="P11">Cantos propuestos para la Celebración de la Adoración de la Cruz</text:p>
      <text:p text:style-name="P1"/>
      <text:list xml:id="list3527918235389670715" text:style-name="L2">
        <text:list-item>
          <text:p text:style-name="P3">Escuchad islas lejanas</text:p>
        </text:list-item>
        <text:list-item>
          <text:p text:style-name="P3">El Señor me ha dado</text:p>
        </text:list-item>
        <text:list-item>
          <text:p text:style-name="P3">El lagarero</text:p>
        </text:list-item>
        <text:list-item>
          <text:p text:style-name="P3">Eli eli</text:p>
        </text:list-item>
        <text:list-item>
          <text:p text:style-name="P3">Himno a la Cruz Gloriosa</text:p>
        </text:list-item>
        <text:list-item>
          <text:p text:style-name="P3">Extiendo mis manos</text:p>
        </text:list-item>
        <text:list-item>
          <text:p text:style-name="P3">Improperios</text:p>
        </text:list-item>
        <text:list-item>
          <text:p text:style-name="P3">Hijas de Jerusalén</text:p>
        </text:list-item>
        <text:list-item>
          <text:p text:style-name="P3">Stabet mater dolorosa</text:p>
        </text:list-item>
        <text:list-item>
          <text:p text:style-name="P3">María, madre de la Iglesia</text:p>
        </text:list-item>
        <text:list-item>
          <text:p text:style-name="P3">Tu has cubierto de vergüenza la muerte</text:p>
        </text:list-item>
        <text:list-item>
          <text:p text:style-name="P3">El mismo Dios</text:p>
        </text:list-item>
        <text:list-item>
          <text:p text:style-name="P3">Porque mi yugo es suave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 Condensed1" svg:font-family="'DejaVu Sans Condensed'" style:font-family-generic="swiss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N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WenQuanYi Micro Hei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José Gutiérrez Avilés</meta:initial-creator>
    <meta:creation-date>2014-04-15T12:27:08</meta:creation-date>
    <dc:date>2014-04-15T13:12:15</dc:date>
    <dc:creator>Samuel José Gutiérrez Avilés</dc:creator>
    <meta:editing-duration>PT45M11S</meta:editing-duration>
    <meta:editing-cycles>15</meta:editing-cycles>
    <meta:generator>OpenOffice/4.0.1$Unix OpenOffice.org_project/401m5$Build-9714</meta:generator>
    <meta:document-statistic meta:table-count="0" meta:image-count="0" meta:object-count="0" meta:page-count="2" meta:paragraph-count="46" meta:word-count="286" meta:character-count="1488"/>
  </office:meta>
</office:document-meta>
</file>